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9.379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2.158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99cm" fo:break-before="auto" style:use-optimal-row-height="false"/>
    </style:style>
    <style:style style:name="ro4" style:family="table-row">
      <style:table-row-properties style:row-height="1.249cm" fo:break-before="auto" style:use-optimal-row-height="false"/>
    </style:style>
    <style:style style:name="ro5" style:family="table-row">
      <style:table-row-properties style:row-height="1.101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7cm" fo:break-before="auto" style:use-optimal-row-height="false"/>
    </style:style>
    <style:style style:name="ro9" style:family="table-row">
      <style:table-row-properties style:row-height="1.312cm" fo:break-before="auto" style:use-optimal-row-height="false"/>
    </style:style>
    <style:style style:name="ro10" style:family="table-row">
      <style:table-row-properties style:row-height="1.355cm" fo:break-before="auto" style:use-optimal-row-height="false"/>
    </style:style>
    <style:style style:name="ro11" style:family="table-row">
      <style:table-row-properties style:row-height="1.969cm" fo:break-before="auto" style:use-optimal-row-height="false"/>
    </style:style>
    <style:style style:name="ta1" style:family="table" style:master-page-name="PageStyle_5f_野球ゲームプログラム単体テスト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5f_ZYPF0010_5f_計画手配_ff83__ff9e__ff70__ff80_受信_ff08_add-on機能仕様書_ff09_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3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1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42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3" style:family="table-cell" style:parent-style-name="Default" style:data-style-name="N1612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4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48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9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正常系&quot;;&quot;異常系&quot;;&quot;境界値&quot;;&quot;その他&quot;)" table:allow-empty-cell="true" table:display-list="unsorted" table:base-cell-address="野球ゲームプログラム単体テスト.D7">
          <table:error-message table:message-type="stop" table:display="true"/>
        </table:content-validation>
        <table:content-validation table:name="val2" table:condition="of:cell-content-is-in-list(&quot;正常系&quot;;&quot;異常系&quot;)" table:allow-empty-cell="true" table:display-list="unsorted" table:base-cell-address="野球ゲームプログラム単体テスト.D94">
          <table:error-message table:message-type="stop" table:display="true"/>
        </table:content-validation>
        <table:content-validation table:name="val3" table:condition="of:cell-content-is-in-list(&quot;条件&quot;;&quot;分岐&quot;;&quot;命令&quot;;&quot;境界値&quot;)" table:allow-empty-cell="true" table:display-list="unsorted" table:base-cell-address="野球ゲームプログラム単体テスト.E8">
          <table:error-message table:message-type="stop" table:display="true"/>
        </table:content-validation>
        <table:content-validation table:name="val4" table:condition="of:cell-content-is-in-list(&quot;〇&quot;;&quot;×&quot;)" table:allow-empty-cell="true" table:display-list="unsorted" table:base-cell-address="野球ゲームプログラム単体テスト.G23">
          <table:error-message table:message-type="stop" table:display="true"/>
        </table:content-validation>
      </table:content-validations>
      <table:table table:name="野球ゲームプログラム単体テス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6" table:default-cell-style-name="Default"/>
        <table:table-row table:style-name="ro1">
          <table:table-cell office:value-type="string">
            <text:p>※各Stepのプログラムを作成したタイミングで、そのStepのテストケースを確認し、テストを実施してください。</text:p>
          </table:table-cell>
          <table:table-cell table:number-columns-repeated="3"/>
          <table:table-cell office:value-type="string">
            <text:p>※観点について</text:p>
          </table:table-cell>
          <table:table-cell table:number-columns-repeated="251"/>
        </table:table-row>
        <table:table-row table:style-name="ro1">
          <table:table-cell office:value-type="string">
            <text:p>※結果が×になった際は、○になるまでプログラムを修正しましょう。</text:p>
          </table:table-cell>
          <table:table-cell table:number-columns-repeated="3"/>
          <table:table-cell office:value-type="string">
            <text:p>条件　　…　ifやelseifの各判定・式について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境界値　…　条件の中でも、trueになるかfalseになるかの堺になる値で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分岐　　…　if-elseif-elseの各ケースを1回ずつは通るか、処理の流れはどうか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命令　　…　用意した処理が想定通り実行されているかの確認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項番</text:p>
          </table:table-cell>
          <table:table-cell table:style-name="ce8" office:value-type="string">
            <text:p>テストケース</text:p>
          </table:table-cell>
          <table:table-cell table:style-name="ce8" office:value-type="string">
            <text:p>確認内容</text:p>
          </table:table-cell>
          <table:table-cell table:style-name="ce18" office:value-type="string">
            <text:p>テスト</text:p>
            <text:p>パターン</text:p>
          </table:table-cell>
          <table:table-cell table:style-name="ce18" office:value-type="string">
            <text:p>観点</text:p>
          </table:table-cell>
          <table:table-cell table:style-name="ce8" office:value-type="string">
            <text:p>期待結果</text:p>
          </table:table-cell>
          <table:table-cell table:style-name="ce8" office:value-type="string">
            <text:p>確認方法</text:p>
          </table:table-cell>
          <table:table-cell table:style-name="ce8" office:value-type="string">
            <text:p>結果</text:p>
          </table:table-cell>
          <table:table-cell table:style-name="ce38" office:value-type="string">
            <text:p>実施日</text:p>
          </table:table-cell>
          <table:table-cell table:style-name="ce44" office:value-type="string">
            <text:p>実施者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</text:p>
          </table:table-cell>
          <table:table-cell table:style-name="ce9" office:value-type="string">
            <text:p>Step1：3桁のランダムな正解数字を生成する</text:p>
          </table:table-cell>
          <table:table-cell table:style-name="ce9"/>
          <table:table-cell table:style-name="ce19" table:content-validation-name="val1" table:number-columns-repeated="2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1-1-1</text:p>
          </table:table-cell>
          <table:table-cell table:style-name="ce10" office:value-type="string" table:number-columns-spanned="1" table:number-rows-spanned="4">
            <text:p>実行時</text:p>
          </table:table-cell>
          <table:table-cell table:style-name="ce10" office:value-type="string" table:number-columns-spanned="1" table:number-rows-spanned="4">
            <text:p>ゲームが開始し、0～9で構成された3桁の正解数字がランダムに設定され、ゲームが終了すること</text:p>
          </table:table-cell>
          <table:table-cell table:style-name="ce20" table:content-validation-name="val2" office:value-type="string" table:number-columns-spanned="1" table:number-rows-spanned="4">
            <text:p>正常系</text:p>
          </table:table-cell>
          <table:table-cell table:style-name="ce20" table:content-validation-name="val3" office:value-type="string" table:number-columns-spanned="1" table:number-rows-spanned="4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2</text:p>
          </table:table-cell>
          <table:table-cell table:style-name="ce9" office:value-type="string">
            <text:p>Step2：正解数字の重複チェックを行う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2-1-1</text:p>
          </table:table-cell>
          <table:table-cell table:style-name="ce10" office:value-type="string" table:number-columns-spanned="1" table:number-rows-spanned="5">
            <text:p>実行時</text:p>
            <text:p>※正解数字がユニークの場合</text:p>
          </table:table-cell>
          <table:table-cell table:style-name="ce10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条件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2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1</text:p>
          </table:table-cell>
          <table:table-cell table:style-name="ce12" office:value-type="string" table:number-columns-spanned="1" table:number-rows-spanned="5">
            <text:p>実行時</text:p>
            <text:p>※正解数字が重複している（同じ数字が複数ある）場合</text:p>
          </table:table-cell>
          <table:table-cell table:style-name="ce12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5">
            <text:p>異常系</text:p>
          </table:table-cell>
          <table:table-cell table:style-name="ce22" table:content-validation-name="val3" office:value-type="string" table:number-columns-spanned="1" table:number-rows-spanned="5">
            <text:p>条件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2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3</text:p>
          </table:table-cell>
          <table:table-cell table:style-name="ce9" office:value-type="string">
            <text:p>Step3：3桁のユニークな正解数字を生成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3-1-1</text:p>
          </table:table-cell>
          <table:table-cell table:style-name="ce13" office:value-type="string" table:number-columns-spanned="1" table:number-rows-spanned="7">
            <text:p>実行時</text:p>
            <text:p>※正解数字が重複している（同じ数字が複数ある）場合</text:p>
          </table:table-cell>
          <table:table-cell table:style-name="ce13" office:value-type="string" table:number-columns-spanned="1" table:number-rows-spanned="7">
            <text:p>ランダムに生成した値に応じてメッセージが表示され、</text:p>
            <text:p>ユニークになるまで3-1-3から3-1-4の処理を繰り返し、</text:p>
            <text:p>ユニークな値になったらゲームが終了すること</text:p>
          </table:table-cell>
          <table:table-cell table:style-name="ce23" table:content-validation-name="val2" office:value-type="string" table:number-columns-spanned="1" table:number-rows-spanned="7">
            <text:p>正常系</text:p>
          </table:table-cell>
          <table:table-cell table:style-name="ce23" table:content-validation-name="val3" office:value-type="string" table:number-columns-spanned="1" table:number-rows-spanned="7">
            <text:p>分岐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3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3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5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6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7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4</text:p>
          </table:table-cell>
          <table:table-cell table:style-name="ce9" office:value-type="string">
            <text:p>Step4：3桁のユニークな予想数字を入力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4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4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4" office:value-type="string">
            <text:p>4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1</text:p>
          </table:table-cell>
          <table:table-cell table:style-name="ce13" office:value-type="string" table:number-columns-spanned="1" table:number-rows-spanned="3">
            <text:p>112をキーボード入力した時</text:p>
            <text:p>※1桁目と2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1</text:p>
          </table:table-cell>
          <table:table-cell table:style-name="ce13" office:value-type="string" table:number-columns-spanned="1" table:number-rows-spanned="3">
            <text:p>233をキーボード入力した時</text:p>
            <text:p>※2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1</text:p>
          </table:table-cell>
          <table:table-cell table:style-name="ce13" office:value-type="string" table:number-columns-spanned="1" table:number-rows-spanned="3">
            <text:p>434をキーボード入力した時</text:p>
            <text:p>※1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1</text:p>
          </table:table-cell>
          <table:table-cell table:style-name="ce13" office:value-type="string" table:number-columns-spanned="1" table:number-rows-spanned="3">
            <text:p>123をキーボード入力した時</text:p>
            <text:p>※すべての桁が異なる値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3">
            <text:p>正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5</text:p>
          </table:table-cell>
          <table:table-cell table:style-name="ce9" office:value-type="string">
            <text:p>Step5：ストライク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8">
          <table:table-cell table:style-name="ce4" office:value-type="string">
            <text:p>5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2-1</text:p>
          </table:table-cell>
          <table:table-cell table:style-name="ce14" office:value-type="string">
            <text:p>正解数字と同じ数字が同じ桁に1つだけある値を入力した時</text:p>
            <text:p>※例）正解数字が012なら、0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3-1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4-1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6</text:p>
          </table:table-cell>
          <table:table-cell table:style-name="ce9" office:value-type="string">
            <text:p>Step6：トライ回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6-1-1</text:p>
          </table:table-cell>
          <table:table-cell table:style-name="ce13" office:value-type="string" table:number-columns-spanned="1" table:number-rows-spanned="3">
            <text:p>正解数字と1つも同じ数字が無い値を入力した時</text:p>
            <text:p>※例）正解数字が012なら、789を入力する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0" table:content-validation-name="val2" office:value-type="string" table:number-columns-spanned="1" table:number-rows-spanned="3">
            <text:p>正常系</text:p>
          </table:table-cell>
          <table:table-cell table:style-name="ce20" table:content-validation-name="val3" office:value-type="string" table:number-columns-spanned="1" table:number-rows-spanned="3">
            <text:p>分岐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&gt;&gt;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1</text:p>
          </table:table-cell>
          <table:table-cell table:style-name="ce13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3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4">
            <text:p>正常系</text:p>
          </table:table-cell>
          <table:table-cell table:style-name="ce22" table:content-validation-name="val3" office:value-type="string" table:number-columns-spanned="1" table:number-rows-spanned="4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6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7</text:p>
          </table:table-cell>
          <table:table-cell table:style-name="ce9" office:value-type="string">
            <text:p>Step7：ボール数をカウント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8">
          <table:table-cell table:style-name="ce3" office:value-type="string">
            <text:p>7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2</text:p>
          </table:table-cell>
          <table:table-cell table:style-name="ce14" office:value-type="string">
            <text:p>正解数字と同じ数字が異なる桁に1つだけある値を入力した時</text:p>
            <text:p>※例）正解数字が012なら、7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3</text:p>
          </table:table-cell>
          <table:table-cell table:style-name="ce14" office:value-type="string">
            <text:p>正解数字と同じ数字が異なる桁に2つある値を入力した時</text:p>
            <text:p>※例）正解数字が012なら、1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2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4</text:p>
          </table:table-cell>
          <table:table-cell table:style-name="ce14" office:value-type="string">
            <text:p>正解数字と同じ数字がすべて異なる桁にある値を入力した時</text:p>
            <text:p>※例）正解数字が012なら、12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3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5</text:p>
          </table:table-cell>
          <table:table-cell table:style-name="ce14" office:value-type="string">
            <text:p>正解数字と同じ数字が同じ桁に1つ、別の桁に1つある値を入力した時</text:p>
            <text:p>※例）正解数字が012なら、02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6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7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8</text:p>
          </table:table-cell>
          <table:table-cell table:style-name="ce9" office:value-type="string">
            <text:p>step8：重複チェックをメソッド化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8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8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4" office:value-type="string">
            <text:p>8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1</text:p>
          </table:table-cell>
          <table:table-cell table:style-name="ce13" office:value-type="string" table:number-columns-spanned="1" table:number-rows-spanned="3">
            <text:p>重複する3桁の値をキーボード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3-1</text:p>
          </table:table-cell>
          <table:table-cell table:style-name="ce14" office:value-type="string" table:number-columns-spanned="1" table:number-rows-spanned="2">
            <text:p>ユニークな3桁の値をキーボード入力した時</text:p>
          </table:table-cell>
          <table:table-cell table:style-name="ce14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8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9</text:p>
          </table:table-cell>
          <table:table-cell table:style-name="ce9" office:value-type="string">
            <text:p>Step9：入力チェックとエラー処理を追加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10">
          <table:table-cell table:style-name="ce3" office:value-type="string">
            <text:p>9-1-1</text:p>
          </table:table-cell>
          <table:table-cell table:style-name="ce10" office:value-type="string" table:number-columns-spanned="1" table:number-rows-spanned="3">
            <text:p>何も入力しないままエンターキー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0" table:content-validation-name="val3" office:value-type="string" table:number-columns-spanned="1" table:number-rows-spanned="3">
            <text:p>条件</text:p>
          </table:table-cell>
          <table:table-cell table:style-name="ce10" office:value-type="string">
            <text:p>「何も入力されていません。ユニークな3桁の数字を入力してください。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3">
          <table:table-cell table:style-name="ce4" office:value-type="string">
            <text:p>9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5" office:value-type="string">
            <text:p>9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0">
          <table:table-cell table:style-name="ce5" office:value-type="string">
            <text:p>9-2-1</text:p>
          </table:table-cell>
          <table:table-cell table:style-name="ce13" office:value-type="string" table:number-columns-spanned="1" table:number-rows-spanned="3">
            <text:p>文字が混ざった3桁の値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3" office:value-type="string">
            <text:p>「文字が入力されました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5" office:value-type="string">
            <text:p>9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5" office:value-type="string">
            <text:p>9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0">
          <table:table-cell table:style-name="ce5" office:value-type="string">
            <text:p>9-3-1</text:p>
          </table:table-cell>
          <table:table-cell table:style-name="ce13" office:value-type="string" table:number-columns-spanned="1" table:number-rows-spanned="3">
            <text:p>2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5" office:value-type="string">
            <text:p>9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5" office:value-type="string">
            <text:p>9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0">
          <table:table-cell table:style-name="ce5" office:value-type="string">
            <text:p>9-4-1</text:p>
          </table:table-cell>
          <table:table-cell table:style-name="ce13" office:value-type="string" table:number-columns-spanned="1" table:number-rows-spanned="3">
            <text:p>4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5" office:value-type="string">
            <text:p>9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5" office:value-type="string">
            <text:p>9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4" office:value-type="string">
            <text:p>9-5-1</text:p>
          </table:table-cell>
          <table:table-cell table:style-name="ce11" office:value-type="string" table:number-columns-spanned="1" table:number-rows-spanned="2">
            <text:p>ユニークな3桁の値をキーボード入力した時</text:p>
          </table:table-cell>
          <table:table-cell table:style-name="ce11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境界値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11">
          <table:table-cell table:style-name="ce4" office:value-type="string">
            <text:p>9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10</text:p>
          </table:table-cell>
          <table:table-cell table:style-name="ce9" office:value-type="string">
            <text:p>step10：様々な処理をメソッド化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10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4">
          <table:table-cell table:style-name="ce4" office:value-type="string">
            <text:p>10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7">
          <table:table-cell table:style-name="ce4" office:value-type="string">
            <text:p>10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4" office:value-type="string">
            <text:p>10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4" office:value-type="string">
            <text:p>10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4" office:value-type="string">
            <text:p>10-2-1</text:p>
          </table:table-cell>
          <table:table-cell table:style-name="ce15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5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6" table:content-validation-name="val2" office:value-type="string" table:number-columns-spanned="1" table:number-rows-spanned="4">
            <text:p>正常系</text:p>
          </table:table-cell>
          <table:table-cell table:style-name="ce26" table:content-validation-name="val3" office:value-type="string" table:number-columns-spanned="1" table:number-rows-spanned="4">
            <text:p>命令</text:p>
          </table:table-cell>
          <table:table-cell table:style-name="ce13" office:value-type="string">
            <text:p>「判定：3ストライク、0ボールです。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9">
          <table:table-cell table:style-name="ce4" office:value-type="string">
            <text:p>10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4" office:value-type="string">
            <text:p>10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6" office:value-type="string">
            <text:p>10-2-4</text:p>
          </table:table-cell>
          <table:covered-table-cell table:number-columns-repeated="2" table:style-name="ce16"/>
          <table:covered-table-cell table:style-name="ce27"/>
          <table:covered-table-cell table:style-name="ce27" table:content-validation-name="val3"/>
          <table:table-cell table:style-name="ce16" office:value-type="string">
            <text:p>プログラムが終了する</text:p>
          </table:table-cell>
          <table:table-cell table:style-name="ce33" office:value-type="string">
            <text:p>コンソール確認</text:p>
          </table:table-cell>
          <table:table-cell table:style-name="ce37" table:content-validation-name="val4"/>
          <table:table-cell table:style-name="ce43"/>
          <table:table-cell table:style-name="ce49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※最終Stepの単体テストが完了したら、総合(シナリオ)テストを実施して、最終確認をしましょう！</text:p>
          </table:table-cell>
          <table:table-cell table:number-columns-repeated="255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28">
      <number:text-content/>
      <style:map style:condition="value()&gt;=0" style:apply-style-name="N128P0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ZYPF0010_5f_計画手配_ff83__ff9e__ff70__ff80_受信_ff08_add-on機能仕様書_ff09_" style:display-name="標準_ZYPF0010_計画手配ﾃﾞｰﾀ受信（add-on機能仕様書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9">2023/07/19</text:date>, <text:time>16:52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野球ゲームプログラム単体テスト" style:display-name="PageStyle_野球ゲームプログラム単体テス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7-19T16:52:06.96</dc:date>
    <meta:generator>OpenOffice/4.1.13$Win32 OpenOffice.org_project/4113m1$Build-9810</meta:generator>
    <meta:editing-duration>PT3H40S</meta:editing-duration>
    <meta:editing-cycles>5</meta:editing-cycles>
    <meta:document-statistic meta:table-count="1" meta:cell-count="631" meta:object-count="0"/>
  </office:meta>
</office:document-meta>
</file>